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D6 <text:s/></text:p>
      <text:p text:style-name="Standard"/>
      <text:p text:style-name="Standard">Écrire et Tester un programme en langage C qui permet de saisir les informations concernant 1 étudiant (paramètres à venir), et d'afficher le contenu de sa fiche.</text:p>
      <text:p text:style-name="Standard"/>
      <text:p text:style-name="Standard">student_record.h contient :</text:p>
      <text:p text:style-name="Standard"/>
      <text:p text:style-name="Standard"/>
      <text:p text:style-name="P1">#include "saisie.h"</text:p>
      <text:p text:style-name="P1"/>
      <text:p text:style-name="P1">struct record </text:p>
      <text:p text:style-name="P1">{</text:p>
      <text:p text:style-name="P1"><text:s text:c="4"/>char identity[MAX_BUFFER_SIZE];</text:p>
      <text:p text:style-name="P1"><text:s text:c="4"/>short int annee_naissance;</text:p>
      <text:p text:style-name="P1"><text:s text:c="4"/>double moyenne_CS;</text:p>
      <text:p text:style-name="P1">};</text:p>
      <text:p text:style-name="P1"/>
      <text:p text:style-name="P1">typedef struct record RECORD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0-16T11:43:07</meta:creation-date>
    <dc:date>2018-10-16T11:47:02</dc:date>
    <meta:editing-duration>PT00H03M55S</meta:editing-duration>
    <meta:editing-cycles>2</meta:editing-cycles>
    <meta:generator>OOoLight/1.5$Unix OpenOffice.org_project/150r1531$Build-151</meta:generator>
    <meta:document-statistic meta:table-count="0" meta:image-count="0" meta:object-count="0" meta:page-count="1" meta:paragraph-count="11" meta:word-count="48" meta:character-count="346"/>
  </office:meta>
</office:document-meta>
</file>